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ODSsearch</text:span><text:span text:style-name="a382" text:class-names=""/></text:p>
          </draw:text-box>
          <svg:title/>
          <svg:desc/>
        </draw:frame>
        <draw:frame draw:id="id64" presentation:style-name="a401" draw:name="Subtitle 2" svg:x="1.66667in" svg:y="3.93924in" svg:width="10in" svg:height="1.81076in" presentation:class="subtitle" presentation:placeholder="false">
          <draw:text-box>
            <text:p text:style-name="a400" text:class-names="" text:cond-style-name=""><text:span text:style-name="a385" text:class-names="">Vyhledávání</text:span><text:span text:style-name="a386" text:class-names=""><text:s text:c="1"/></text:span><text:span text:style-name="a387" text:class-names="">dat</text:span><text:span text:style-name="a388" text:class-names=""><text:s text:c="1"/>v<text:s text:c="1"/></text:span><text:span text:style-name="a389" text:class-names="">souboru</text:span><text:span text:style-name="a390" text:class-names=""><text:s text:c="1"/></text:span><text:span text:style-name="a391" text:class-names="">ve</text:span><text:span text:style-name="a392" text:class-names=""><text:s text:c="1"/>formátu<text:s text:c="1"/></text:span><text:span text:style-name="a393" text:class-names="">Open</text:span><text:span text:style-name="a394" text:class-names=""><text:s text:c="1"/></text:span><text:span text:style-name="a395" text:class-names="">Document</text:span><text:span text:style-name="a396" text:class-names=""><text:s text:c="1"/></text:span><text:span text:style-name="a397" text:class-names="">Spreadsheet</text:span><text:span text:style-name="a398" text:class-names=""><text:s text:c="1"/>(Web)</text:span><text:span text:style-name="a399" text:class-names=""/></text:p>
          </draw:text-box>
          <svg:title/>
          <svg:desc/>
        </draw:frame>
      </draw:page>
      <draw:page draw:name="Slide2" draw:style-name="a402" draw:master-page-name="Master1-Layout2-obj-Title-and-Content" presentation:presentation-page-layout-name="Master1-PPL2" draw:id="Slide-257">
        <draw:frame draw:id="id65" presentation:style-name="a408" draw:name="Title 1" svg:x="0.91667in" svg:y="0.39931in" svg:width="11.5in" svg:height="1.44965in" presentation:class="title" presentation:placeholder="false">
          <draw:text-box>
            <text:p text:style-name="a407" text:class-names="" text:cond-style-name=""><text:span text:style-name="a403" text:class-names="">Zadanie</text:span><text:span text:style-name="a404" text:class-names=""><text:s text:c="1"/></text:span><text:span text:style-name="a405" text:class-names="">projektu</text:span><text:span text:style-name="a406" text:class-names=""/></text:p>
          </draw:text-box>
          <svg:title/>
          <svg:desc/>
        </draw:frame>
        <draw:frame draw:id="id66" presentation:style-name="a486" draw:name="Content Placeholder 2" svg:x="0.91667in" svg:y="1.99653in" svg:width="11.5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09" text:class-names="">Studenti</text:span><text:span text:style-name="a410" text:class-names=""><text:s text:c="1"/></text:span><text:span text:style-name="a411" text:class-names="">navrhnou</text:span><text:span text:style-name="a412" text:class-names=""><text:s text:c="1"/>a<text:s text:c="1"/></text:span><text:span text:style-name="a413" text:class-names="">implementují</text:span><text:span text:style-name="a414" text:class-names=""><text:s text:c="1"/>webovou<text:s text:c="1"/></text:span><text:span text:style-name="a415" text:class-names="">aplikaci</text:span><text:span text:style-name="a416" text:class-names=""><text:s text:c="1"/>v<text:s text:c="1"/></text:span><text:span text:style-name="a417" text:class-names="">jazyce</text:span><text:span text:style-name="a418" text:class-names=""><text:s text:c="1"/>Java,<text:s text:c="1"/></text:span><text:span text:style-name="a419" text:class-names="">která</text:span><text:span text:style-name="a420" text:class-names=""><text:s text:c="1"/>umožní<text:s text:c="1"/></text:span><text:span text:style-name="a421" text:class-names="">prohledávat</text:span><text:span text:style-name="a422" text:class-names=""><text:s text:c="1"/></text:span><text:span text:style-name="a423" text:class-names="">souborovou</text:span><text:span text:style-name="a424" text:class-names=""><text:s text:c="1"/>kartotéku v<text:s text:c="1"/></text:span><text:span text:style-name="a425" text:class-names="">souboru</text:span><text:span text:style-name="a426" text:class-names=""><text:s text:c="1"/></text:span><text:span text:style-name="a427" text:class-names="">ve</text:span><text:span text:style-name="a428" text:class-names=""><text:s text:c="1"/>formátu<text:s text:c="1"/></text:span><text:span text:style-name="a429" text:class-names="">Open</text:span><text:span text:style-name="a430" text:class-names=""><text:s text:c="1"/></text:span><text:span text:style-name="a431" text:class-names="">Document</text:span><text:span text:style-name="a432" text:class-names=""><text:s text:c="1"/></text:span><text:span text:style-name="a433" text:class-names="">Spreadsheet</text:span><text:span text:style-name="a434" text:class-names="">.<text:s text:c="1"/></text:span><text:span text:style-name="a435" text:class-names="">Soubor</text:span><text:span text:style-name="a436" text:class-names=""><text:s text:c="1"/></text:span><text:span text:style-name="a437" text:class-names="">může</text:span><text:span text:style-name="a438" text:class-names=""><text:s text:c="1"/></text:span><text:span text:style-name="a439" text:class-names="">obsahovat</text:span><text:span text:style-name="a440" text:class-names=""><text:s text:c="1"/></text:span><text:span text:style-name="a441" text:class-names="">více</text:span><text:span text:style-name="a442" text:class-names=""><text:s text:c="1"/></text:span><text:span text:style-name="a443" text:class-names="">tabulek</text:span><text:span text:style-name="a444" text:class-names="">,<text:s text:c="1"/></text:span><text:span text:style-name="a445" text:class-names="">které</text:span><text:span text:style-name="a446" text:class-names=""><text:s text:c="1"/></text:span><text:span text:style-name="a447" text:class-names="">jsou</text:span><text:span text:style-name="a448" text:class-names=""><text:s text:c="1"/></text:span><text:span text:style-name="a449" text:class-names="">pojmenovány</text:span><text:span text:style-name="a450" text:class-names="">, a<text:s text:c="1"/></text:span><text:span text:style-name="a451" text:class-names="">které</text:span><text:span text:style-name="a452" text:class-names=""><text:s text:c="1"/></text:span><text:span text:style-name="a453" text:class-names="">obsahují</text:span><text:span text:style-name="a454" text:class-names=""><text:s text:c="1"/></text:span><text:span text:style-name="a455" text:class-names="">strukturovaná</text:span><text:span text:style-name="a456" text:class-names=""><text:s text:c="1"/></text:span><text:span text:style-name="a457" text:class-names="">data</text:span><text:span text:style-name="a458" text:class-names="">, vždy jeden záznam na jednom<text:s text:c="1"/></text:span><text:span text:style-name="a459" text:class-names="">řádku</text:span><text:span text:style-name="a460" text:class-names=""><text:s text:c="1"/>v<text:s text:c="1"/></text:span><text:span text:style-name="a461" text:class-names="">tabulce</text:span><text:span text:style-name="a462" text:class-names="">. 1.<text:s text:c="1"/></text:span><text:span text:style-name="a463" text:class-names="">řádek</text:span><text:span text:style-name="a464" text:class-names=""><text:s text:c="1"/>dané<text:s text:c="1"/></text:span><text:span text:style-name="a465" text:class-names="">tabulky</text:span><text:span text:style-name="a466" text:class-names=""><text:s text:c="1"/>obsahuje popis jednotlivých<text:s text:c="1"/></text:span><text:span text:style-name="a467" text:class-names="">atributů</text:span><text:span text:style-name="a468" text:class-names="">,<text:s text:c="1"/></text:span><text:span text:style-name="a469" text:class-names="">podle</text:span><text:span text:style-name="a470" text:class-names=""><text:s text:c="1"/></text:span><text:span text:style-name="a471" text:class-names="">kterých</text:span><text:span text:style-name="a472" text:class-names=""><text:s text:c="1"/></text:span><text:span text:style-name="a473" text:class-names="">lze</text:span><text:span text:style-name="a474" text:class-names=""><text:s text:c="1"/></text:span><text:span text:style-name="a475" text:class-names="">vyhledávat</text:span><text:span text:style-name="a476" text:class-names="">.<text:s text:c="1"/></text:span><text:span text:style-name="a477" text:class-names="">Ukázková</text:span><text:span text:style-name="a478" text:class-names=""><text:s text:c="1"/></text:span><text:span text:style-name="a479" text:class-names="">data</text:span><text:span text:style-name="a480" text:class-names=""><text:s text:c="1"/>dodá<text:s text:c="1"/></text:span><text:span text:style-name="a481" text:class-names="">zadavatel</text:span><text:span text:style-name="a482" text:class-names="">.</text:span><text:span text:style-name="a483" text:class-names=""/></text:p>
              </text:list-item>
            </text:list>
          </draw:text-box>
          <svg:title/>
          <svg:desc/>
        </draw:frame>
      </draw:page>
      <draw:page draw:name="Slide3" draw:style-name="a487" draw:master-page-name="Master1-Layout2-obj-Title-and-Content" presentation:presentation-page-layout-name="Master1-PPL2" draw:id="Slide-258">
        <draw:frame draw:id="id67" presentation:style-name="a492" draw:name="Title 1" svg:x="0.91667in" svg:y="0.39931in" svg:width="11.5in" svg:height="1.44965in" presentation:class="title" presentation:placeholder="false">
          <draw:text-box>
            <text:p text:style-name="a491" text:class-names="" text:cond-style-name=""><text:span text:style-name="a488" text:class-names="">T</text:span><text:span text:style-name="a489" text:class-names="">ým</text:span><text:span text:style-name="a490" text:class-names=""/></text:p>
          </draw:text-box>
          <svg:title/>
          <svg:desc/>
        </draw:frame>
        <draw:frame draw:id="id68" presentation:style-name="a520" draw:name="Content Placeholder 2" svg:x="0.91667in" svg:y="1.99653in" svg:width="11.5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3" text:class-names="">Karolína<text:s text:c="1"/></text:span><text:span text:style-name="a494" text:class-names="">Božková</text:span><text:span text:style-name="a495" text:class-names="">,<text:s text:c="1"/></text:span><text:span text:style-name="a496" text:class-names="">učo</text:span><text:span text:style-name="a497" text:class-names=""><text:s text:c="1"/>422243</text:span></text:p>
              </text:list-item>
            </text:list>
            <text:list text:style-name="a506">
              <text:list-item>
                <text:p text:style-name="a505" text:class-names="" text:cond-style-name=""><text:span text:style-name="a500" text:class-names="">Miroslav<text:s text:c="1"/></text:span><text:span text:style-name="a501" text:class-names="">Kubus</text:span><text:span text:style-name="a502" text:class-names="">,<text:s text:c="1"/></text:span><text:span text:style-name="a503" text:class-names="">učo</text:span><text:span text:style-name="a504" text:class-names=""><text:s text:c="1"/>433645</text:span></text:p>
              </text:list-item>
            </text:list>
            <text:list text:style-name="a513">
              <text:list-item>
                <text:p text:style-name="a512" text:class-names="" text:cond-style-name=""><text:span text:style-name="a507" text:class-names="">Karel<text:s text:c="1"/></text:span><text:span text:style-name="a508" text:class-names="">Tesař</text:span><text:span text:style-name="a509" text:class-names="">,<text:s text:c="1"/></text:span><text:span text:style-name="a510" text:class-names="">učo</text:span><text:span text:style-name="a511" text:class-names=""><text:s text:c="1"/>235905<text:tab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4" text:class-names="">Viktória Tóthová,<text:s text:c="1"/></text:span><text:span text:style-name="a515" text:class-names="">učo</text:span><text:span text:style-name="a516" text:class-names=""><text:s text:c="1"/>433652</text:span><text:span text:style-name="a51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ODSsearch</dc:title>
    <meta:initial-creator>Viktória Tóthová</meta:initial-creator>
    <dc:creator>Viktória Tóthová</dc:creator>
    <meta:creation-date>2016-06-24T15:18:54Z</meta:creation-date>
    <dc:date>2016-06-24T18:13:12Z</dc:date>
    <meta:editing-cycles>1</meta:editing-cycles>
    <meta:editing-duration>PT10457S</meta:editing-duration>
    <meta:document-statistic meta:paragraph-count="9" meta:word-count="100"/>
  </office:meta>
</office:document-meta>
</file>